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8.37mm"/>
    </style:style>
    <style:style style:name="co9" style:family="table-column">
      <style:table-column-properties fo:break-before="auto" style:column-width="39.4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30.04mm"/>
    </style:style>
    <style:style style:name="co14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search_results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2.1952895522118" calcext:value-type="float">
            <text:p>22.1952895522118</text:p>
          </table:table-cell>
          <table:table-cell office:value-type="float" office:value="9.33299776911736" calcext:value-type="float">
            <text:p>9.33299776911736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66407467325344" calcext:value-type="float">
            <text:p>0.9664074673253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4.84020409394357" calcext:value-type="float">
            <text:p>4.84020409394357</text:p>
          </table:table-cell>
          <table:table-cell office:value-type="float" office:value="0.847800667580299" calcext:value-type="float">
            <text:p>0.847800667580299</text:p>
          </table:table-cell>
          <table:table-cell office:value-type="float" office:value="0.0159018930754674" calcext:value-type="float">
            <text:p>0.015901893075467</text:p>
          </table:table-cell>
          <table:table-cell office:value-type="float" office:value="0.00342834726978026" calcext:value-type="float">
            <text:p>0.00342834726978</text:p>
          </table:table-cell>
        </table:table-row>
        <table:table-row table:style-name="ro1">
          <table:table-cell office:value-type="float" office:value="19.8865616321564" calcext:value-type="float">
            <text:p>19.8865616321564</text:p>
          </table:table-cell>
          <table:table-cell office:value-type="float" office:value="7.70677745342255" calcext:value-type="float">
            <text:p>7.70677745342255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66407467325344" calcext:value-type="float">
            <text:p>0.9664074673253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3.21387018365183" calcext:value-type="float">
            <text:p>3.21387018365183</text:p>
          </table:table-cell>
          <table:table-cell office:value-type="float" office:value="1.92586356049673" calcext:value-type="float">
            <text:p>1.92586356049673</text:p>
          </table:table-cell>
          <table:table-cell office:value-type="float" office:value="0.0159018930754674" calcext:value-type="float">
            <text:p>0.015901893075467</text:p>
          </table:table-cell>
          <table:table-cell office:value-type="float" office:value="0.00342834726978026" calcext:value-type="float">
            <text:p>0.00342834726978</text:p>
          </table:table-cell>
        </table:table-row>
        <table:table-row table:style-name="ro1">
          <table:table-cell office:value-type="float" office:value="31.5821345150471" calcext:value-type="float">
            <text:p>31.5821345150471</text:p>
          </table:table-cell>
          <table:table-cell office:value-type="float" office:value="10.2714928686619" calcext:value-type="float">
            <text:p>10.2714928686619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760887221072" calcext:value-type="float">
            <text:p>0.96676088722107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6.60437278932196" calcext:value-type="float">
            <text:p>6.60437278932196</text:p>
          </table:table-cell>
          <table:table-cell office:value-type="float" office:value="3.65046809148164" calcext:value-type="float">
            <text:p>3.65046809148164</text:p>
          </table:table-cell>
          <table:table-cell office:value-type="float" office:value="0.0180538680720576" calcext:value-type="float">
            <text:p>0.018053868072058</text:p>
          </table:table-cell>
          <table:table-cell office:value-type="float" office:value="0.00259921989612754" calcext:value-type="float">
            <text:p>0.002599219896128</text:p>
          </table:table-cell>
        </table:table-row>
        <table:table-row table:style-name="ro1">
          <table:table-cell office:value-type="float" office:value="19.7824344933033" calcext:value-type="float">
            <text:p>19.7824344933033</text:p>
          </table:table-cell>
          <table:table-cell office:value-type="float" office:value="11.4618075788021" calcext:value-type="float">
            <text:p>11.461807578802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054548023054" calcext:value-type="float">
            <text:p>0.9660545480230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" calcext:value-type="float">
            <text:p>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1.61857671582537" calcext:value-type="float">
            <text:p>1.61857671582537</text:p>
          </table:table-cell>
          <table:table-cell office:value-type="float" office:value="0.528968459172295" calcext:value-type="float">
            <text:p>0.528968459172295</text:p>
          </table:table-cell>
          <table:table-cell office:value-type="float" office:value="0.0178486782731794" calcext:value-type="float">
            <text:p>0.01784867827318</text:p>
          </table:table-cell>
          <table:table-cell office:value-type="float" office:value="0.0029481016023278" calcext:value-type="float">
            <text:p>0.002948101602328</text:p>
          </table:table-cell>
        </table:table-row>
        <table:table-row table:style-name="ro1">
          <table:table-cell office:value-type="float" office:value="25.9400928020477" calcext:value-type="float">
            <text:p>25.9400928020477</text:p>
          </table:table-cell>
          <table:table-cell office:value-type="float" office:value="11.2470215857029" calcext:value-type="float">
            <text:p>11.247021585702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054548023054" calcext:value-type="float">
            <text:p>0.9660545480230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" calcext:value-type="float">
            <text:p>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3.60845240619252" calcext:value-type="float">
            <text:p>3.60845240619252</text:p>
          </table:table-cell>
          <table:table-cell office:value-type="float" office:value="3.46484509893136" calcext:value-type="float">
            <text:p>3.46484509893136</text:p>
          </table:table-cell>
          <table:table-cell office:value-type="float" office:value="0.0178486782731794" calcext:value-type="float">
            <text:p>0.01784867827318</text:p>
          </table:table-cell>
          <table:table-cell office:value-type="float" office:value="0.0029481016023278" calcext:value-type="float">
            <text:p>0.002948101602328</text:p>
          </table:table-cell>
        </table:table-row>
        <table:table-row table:style-name="ro1">
          <table:table-cell office:value-type="float" office:value="26.2880124151707" calcext:value-type="float">
            <text:p>26.2880124151707</text:p>
          </table:table-cell>
          <table:table-cell office:value-type="float" office:value="7.67043808102608" calcext:value-type="float">
            <text:p>7.6704380810260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7379699190688" calcext:value-type="float">
            <text:p>0.9673796991906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4" calcext:value-type="float">
            <text:p>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6.00662600846897" calcext:value-type="float">
            <text:p>6.00662600846897</text:p>
          </table:table-cell>
          <table:table-cell office:value-type="float" office:value="2.58684174930457" calcext:value-type="float">
            <text:p>2.58684174930457</text:p>
          </table:table-cell>
          <table:table-cell office:value-type="float" office:value="0.0185138504366367" calcext:value-type="float">
            <text:p>0.018513850436637</text:p>
          </table:table-cell>
          <table:table-cell office:value-type="float" office:value="0.00292635643162892" calcext:value-type="float">
            <text:p>0.002926356431629</text:p>
          </table:table-cell>
        </table:table-row>
        <table:table-row table:style-name="ro1">
          <table:table-cell office:value-type="float" office:value="19.4039195179939" calcext:value-type="float">
            <text:p>19.4039195179939</text:p>
          </table:table-cell>
          <table:table-cell office:value-type="float" office:value="11.8753154575825" calcext:value-type="float">
            <text:p>11.875315457582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9147983477873" calcext:value-type="float">
            <text:p>0.9691479834778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7" calcext:value-type="float">
            <text:p>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645031512475045" calcext:value-type="float">
            <text:p>0.645031512475045</text:p>
          </table:table-cell>
          <table:table-cell office:value-type="float" office:value="0.919806948087002" calcext:value-type="float">
            <text:p>0.919806948087002</text:p>
          </table:table-cell>
          <table:table-cell office:value-type="float" office:value="0.0227324677997193" calcext:value-type="float">
            <text:p>0.022732467799719</text:p>
          </table:table-cell>
          <table:table-cell office:value-type="float" office:value="0.00193120104919188" calcext:value-type="float">
            <text:p>0.001931201049192</text:p>
          </table:table-cell>
        </table:table-row>
        <table:table-row table:style-name="ro1">
          <table:table-cell office:value-type="float" office:value="31.6764606535435" calcext:value-type="float">
            <text:p>31.6764606535435</text:p>
          </table:table-cell>
          <table:table-cell office:value-type="float" office:value="11.9779305756092" calcext:value-type="float">
            <text:p>11.97793057560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9147983477873" calcext:value-type="float">
            <text:p>0.9691479834778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7" calcext:value-type="float">
            <text:p>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3.39379096132763" calcext:value-type="float">
            <text:p>3.39379096132763</text:p>
          </table:table-cell>
          <table:table-cell office:value-type="float" office:value="3.11424122976608" calcext:value-type="float">
            <text:p>3.11424122976608</text:p>
          </table:table-cell>
          <table:table-cell office:value-type="float" office:value="0.0227324677997193" calcext:value-type="float">
            <text:p>0.022732467799719</text:p>
          </table:table-cell>
          <table:table-cell office:value-type="float" office:value="0.00193120104919188" calcext:value-type="float">
            <text:p>0.001931201049192</text:p>
          </table:table-cell>
        </table:table-row>
        <table:table-row table:style-name="ro1">
          <table:table-cell office:value-type="float" office:value="22.1662471294403" calcext:value-type="float">
            <text:p>22.1662471294403</text:p>
          </table:table-cell>
          <table:table-cell office:value-type="float" office:value="8.66200116276741" calcext:value-type="float">
            <text:p>8.6620011627674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793876448899" calcext:value-type="float">
            <text:p>0.9687938764488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9" calcext:value-type="float">
            <text:p>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1.95939714248725" calcext:value-type="float">
            <text:p>1.95939714248725</text:p>
          </table:table-cell>
          <table:table-cell office:value-type="float" office:value="0.865974733337803" calcext:value-type="float">
            <text:p>0.865974733337803</text:p>
          </table:table-cell>
          <table:table-cell office:value-type="float" office:value="0.0230808492616263" calcext:value-type="float">
            <text:p>0.023080849261626</text:p>
          </table:table-cell>
          <table:table-cell office:value-type="float" office:value="0.00256385565587435" calcext:value-type="float">
            <text:p>0.002563855655874</text:p>
          </table:table-cell>
        </table:table-row>
        <table:table-row table:style-name="ro1">
          <table:table-cell office:value-type="float" office:value="22.2791109681129" calcext:value-type="float">
            <text:p>22.2791109681129</text:p>
          </table:table-cell>
          <table:table-cell office:value-type="float" office:value="8.47748783230782" calcext:value-type="float">
            <text:p>8.4774878323078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793876448899" calcext:value-type="float">
            <text:p>0.9687938764488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9" calcext:value-type="float">
            <text:p>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3.08724047862094" calcext:value-type="float">
            <text:p>3.08724047862094</text:p>
          </table:table-cell>
          <table:table-cell office:value-type="float" office:value="2.31076026354223" calcext:value-type="float">
            <text:p>2.31076026354223</text:p>
          </table:table-cell>
          <table:table-cell office:value-type="float" office:value="0.0230808492616263" calcext:value-type="float">
            <text:p>0.023080849261626</text:p>
          </table:table-cell>
          <table:table-cell office:value-type="float" office:value="0.00256385565587435" calcext:value-type="float">
            <text:p>0.002563855655874</text:p>
          </table:table-cell>
        </table:table-row>
        <table:table-row table:style-name="ro1">
          <table:table-cell office:value-type="float" office:value="24.4600778520107" calcext:value-type="float">
            <text:p>24.4600778520107</text:p>
          </table:table-cell>
          <table:table-cell office:value-type="float" office:value="7.29931303858757" calcext:value-type="float">
            <text:p>7.2993130385875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6230039006884" calcext:value-type="float">
            <text:p>0.9662300390068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" calcext:value-type="float">
            <text:p>11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5.61164582549797" calcext:value-type="float">
            <text:p>5.61164582549797</text:p>
          </table:table-cell>
          <table:table-cell office:value-type="float" office:value="2.37767374103081" calcext:value-type="float">
            <text:p>2.37767374103081</text:p>
          </table:table-cell>
          <table:table-cell office:value-type="float" office:value="0.0205374840557943" calcext:value-type="float">
            <text:p>0.020537484055794</text:p>
          </table:table-cell>
          <table:table-cell office:value-type="float" office:value="0.00254904729426101" calcext:value-type="float">
            <text:p>0.002549047294261</text:p>
          </table:table-cell>
        </table:table-row>
        <table:table-row table:style-name="ro1">
          <table:table-cell office:value-type="float" office:value="26.6741837859154" calcext:value-type="float">
            <text:p>26.6741837859154</text:p>
          </table:table-cell>
          <table:table-cell office:value-type="float" office:value="10.267459243536" calcext:value-type="float">
            <text:p>10.26745924353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848600900853" calcext:value-type="float">
            <text:p>0.9668486009008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4.94960771982494" calcext:value-type="float">
            <text:p>4.94960771982494</text:p>
          </table:table-cell>
          <table:table-cell office:value-type="float" office:value="3.47008076324428" calcext:value-type="float">
            <text:p>3.47008076324428</text:p>
          </table:table-cell>
          <table:table-cell office:value-type="float" office:value="0.0209544460305305" calcext:value-type="float">
            <text:p>0.020954446030531</text:p>
          </table:table-cell>
          <table:table-cell office:value-type="float" office:value="0.00199478530331113" calcext:value-type="float">
            <text:p>0.001994785303311</text:p>
          </table:table-cell>
        </table:table-row>
        <table:table-row table:style-name="ro1">
          <table:table-cell office:value-type="float" office:value="19.3836515545845" calcext:value-type="float">
            <text:p>19.3836515545845</text:p>
          </table:table-cell>
          <table:table-cell office:value-type="float" office:value="1.8573192358017" calcext:value-type="float">
            <text:p>1.857319235801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9080165747663" calcext:value-type="float">
            <text:p>0.9490801657476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550601556971" calcext:value-type="float">
            <text:p>0.945506015569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7666195190948" calcext:value-type="float">
            <text:p>0.9476661951909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46996466431095" calcext:value-type="float">
            <text:p>0.946996466431095</text:p>
          </table:table-cell>
          <table:table-cell office:value-type="float" office:value="2.33704505239434" calcext:value-type="float">
            <text:p>2.33704505239434</text:p>
          </table:table-cell>
          <table:table-cell office:value-type="float" office:value="0.238347947108623" calcext:value-type="float">
            <text:p>0.238347947108623</text:p>
          </table:table-cell>
          <table:table-cell office:value-type="float" office:value="0.0174452118253798" calcext:value-type="float">
            <text:p>0.01744521182538</text:p>
          </table:table-cell>
          <table:table-cell office:value-type="float" office:value="0.00218997311080301" calcext:value-type="float">
            <text:p>0.002189973110803</text:p>
          </table:table-cell>
        </table:table-row>
        <table:table-row table:style-name="ro1">
          <table:table-cell office:value-type="float" office:value="15.6895876228809" calcext:value-type="float">
            <text:p>15.6895876228809</text:p>
          </table:table-cell>
          <table:table-cell office:value-type="float" office:value="1.3299113214016" calcext:value-type="float">
            <text:p>1.32991132140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9168504970278" calcext:value-type="float">
            <text:p>0.9491685049702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621372965322" calcext:value-type="float">
            <text:p>0.9462137296532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7666195190948" calcext:value-type="float">
            <text:p>0.9476661951909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46289752650177" calcext:value-type="float">
            <text:p>0.946289752650177</text:p>
          </table:table-cell>
          <table:table-cell office:value-type="float" office:value="0.97132161591289" calcext:value-type="float">
            <text:p>0.97132161591289</text:p>
          </table:table-cell>
          <table:table-cell office:value-type="float" office:value="0.221883773709465" calcext:value-type="float">
            <text:p>0.221883773709465</text:p>
          </table:table-cell>
          <table:table-cell office:value-type="float" office:value="0.0179889367418292" calcext:value-type="float">
            <text:p>0.017988936741829</text:p>
          </table:table-cell>
          <table:table-cell office:value-type="float" office:value="0.00241953872479683" calcext:value-type="float">
            <text:p>0.002419538724797</text:p>
          </table:table-cell>
        </table:table-row>
        <table:table-row table:style-name="ro1">
          <table:table-cell office:value-type="float" office:value="29.1773645877838" calcext:value-type="float">
            <text:p>29.1773645877838</text:p>
          </table:table-cell>
          <table:table-cell office:value-type="float" office:value="1.76219096779823" calcext:value-type="float">
            <text:p>1.762190967798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52351655152204" calcext:value-type="float">
            <text:p>0.9523516551522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4.18986118880361" calcext:value-type="float">
            <text:p>4.18986118880361</text:p>
          </table:table-cell>
          <table:table-cell office:value-type="float" office:value="0.339368524789542" calcext:value-type="float">
            <text:p>0.339368524789542</text:p>
          </table:table-cell>
          <table:table-cell office:value-type="float" office:value="0.0186309142556216" calcext:value-type="float">
            <text:p>0.018630914255622</text:p>
          </table:table-cell>
          <table:table-cell office:value-type="float" office:value="0.00231321353964559" calcext:value-type="float">
            <text:p>0.002313213539646</text:p>
          </table:table-cell>
        </table:table-row>
        <table:table-row table:style-name="ro1">
          <table:table-cell office:value-type="float" office:value="21.0237343907356" calcext:value-type="float">
            <text:p>21.0237343907356</text:p>
          </table:table-cell>
          <table:table-cell office:value-type="float" office:value="1.24347406625748" calcext:value-type="float">
            <text:p>1.2434740662574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2881690311036" calcext:value-type="float">
            <text:p>0.9528816903110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2.6395843007735" calcext:value-type="float">
            <text:p>2.6395843007735</text:p>
          </table:table-cell>
          <table:table-cell office:value-type="float" office:value="0.210014804540095" calcext:value-type="float">
            <text:p>0.210014804540095</text:p>
          </table:table-cell>
          <table:table-cell office:value-type="float" office:value="0.0187554035494158" calcext:value-type="float">
            <text:p>0.018755403549416</text:p>
          </table:table-cell>
          <table:table-cell office:value-type="float" office:value="0.00193892364558883" calcext:value-type="float">
            <text:p>0.001938923645589</text:p>
          </table:table-cell>
        </table:table-row>
        <table:table-row table:style-name="ro1">
          <table:table-cell office:value-type="float" office:value="22.7326169908047" calcext:value-type="float">
            <text:p>22.7326169908047</text:p>
          </table:table-cell>
          <table:table-cell office:value-type="float" office:value="1.34174844622612" calcext:value-type="float">
            <text:p>1.3417484462261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710295522104" calcext:value-type="float">
            <text:p>0.9557102955221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5.80606403725855" calcext:value-type="float">
            <text:p>5.80606403725855</text:p>
          </table:table-cell>
          <table:table-cell office:value-type="float" office:value="0.200221451527226" calcext:value-type="float">
            <text:p>0.200221451527226</text:p>
          </table:table-cell>
          <table:table-cell office:value-type="float" office:value="0.0175477274331194" calcext:value-type="float">
            <text:p>0.017547727433119</text:p>
          </table:table-cell>
          <table:table-cell office:value-type="float" office:value="0.00142502669342366" calcext:value-type="float">
            <text:p>0.001425026693424</text:p>
          </table:table-cell>
        </table:table-row>
        <table:table-row table:style-name="ro1">
          <table:table-cell office:value-type="float" office:value="19.9948185384274" calcext:value-type="float">
            <text:p>19.9948185384274</text:p>
          </table:table-cell>
          <table:table-cell office:value-type="float" office:value="0.932426482439041" calcext:value-type="float">
            <text:p>0.93242648243904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5179697471993" calcext:value-type="float">
            <text:p>0.95517969747199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6.13327971666551" calcext:value-type="float">
            <text:p>6.13327971666551</text:p>
          </table:table-cell>
          <table:table-cell office:value-type="float" office:value="0.136147196372519" calcext:value-type="float">
            <text:p>0.136147196372519</text:p>
          </table:table-cell>
          <table:table-cell office:value-type="float" office:value="0.0175603167619741" calcext:value-type="float">
            <text:p>0.017560316761974</text:p>
          </table:table-cell>
          <table:table-cell office:value-type="float" office:value="0.00147449498106094" calcext:value-type="float">
            <text:p>0.001474494981061</text:p>
          </table:table-cell>
        </table:table-row>
        <table:table-row table:style-name="ro1">
          <table:table-cell office:value-type="float" office:value="18.4122829735279" calcext:value-type="float">
            <text:p>18.4122829735279</text:p>
          </table:table-cell>
          <table:table-cell office:value-type="float" office:value="2.26688089966774" calcext:value-type="float">
            <text:p>2.2668808996677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8196085680841" calcext:value-type="float">
            <text:p>0.94819608568084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4621372965322" calcext:value-type="float">
            <text:p>0.946213729653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47983014862" calcext:value-type="float">
            <text:p>0.944798301486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1.03711204001058" calcext:value-type="float">
            <text:p>1.03711204001058</text:p>
          </table:table-cell>
          <table:table-cell office:value-type="float" office:value="0.304581779038017" calcext:value-type="float">
            <text:p>0.304581779038017</text:p>
          </table:table-cell>
          <table:table-cell office:value-type="float" office:value="0.0193710902406258" calcext:value-type="float">
            <text:p>0.019371090240626</text:p>
          </table:table-cell>
          <table:table-cell office:value-type="float" office:value="0.00173924558780156" calcext:value-type="float">
            <text:p>0.001739245587802</text:p>
          </table:table-cell>
        </table:table-row>
        <table:table-row table:style-name="ro1">
          <table:table-cell office:value-type="float" office:value="25.2800473570824" calcext:value-type="float">
            <text:p>25.2800473570824</text:p>
          </table:table-cell>
          <table:table-cell office:value-type="float" office:value="2.24892818927765" calcext:value-type="float">
            <text:p>2.248928189277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052709721211" calcext:value-type="float">
            <text:p>0.95005270972121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8336871903751" calcext:value-type="float">
            <text:p>0.94833687190375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48409893992933" calcext:value-type="float">
            <text:p>0.948409893992933</text:p>
          </table:table-cell>
          <table:table-cell office:value-type="float" office:value="1.08760890915427" calcext:value-type="float">
            <text:p>1.08760890915427</text:p>
          </table:table-cell>
          <table:table-cell office:value-type="float" office:value="0.302433343367253" calcext:value-type="float">
            <text:p>0.302433343367253</text:p>
          </table:table-cell>
          <table:table-cell office:value-type="float" office:value="0.0193710902406258" calcext:value-type="float">
            <text:p>0.019371090240626</text:p>
          </table:table-cell>
          <table:table-cell office:value-type="float" office:value="0.0015887428674576" calcext:value-type="float">
            <text:p>0.001588742867458</text:p>
          </table:table-cell>
        </table:table-row>
        <table:table-row table:style-name="ro1">
          <table:table-cell office:value-type="float" office:value="20.4927106201649" calcext:value-type="float">
            <text:p>20.4927106201649</text:p>
          </table:table-cell>
          <table:table-cell office:value-type="float" office:value="1.59121751785278" calcext:value-type="float">
            <text:p>1.5912175178527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84851286326" calcext:value-type="float">
            <text:p>0.950848512863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48409893992933" calcext:value-type="float">
            <text:p>0.948409893992933</text:p>
          </table:table-cell>
          <table:table-cell office:value-type="float" office:value="0.814721381923173" calcext:value-type="float">
            <text:p>0.814721381923173</text:p>
          </table:table-cell>
          <table:table-cell office:value-type="float" office:value="0.263613079124868" calcext:value-type="float">
            <text:p>0.263613079124868</text:p>
          </table:table-cell>
          <table:table-cell office:value-type="float" office:value="0.0183432615168433" calcext:value-type="float">
            <text:p>0.018343261516843</text:p>
          </table:table-cell>
          <table:table-cell office:value-type="float" office:value="0.00150414662368155" calcext:value-type="float">
            <text:p>0.001504146623682</text:p>
          </table:table-cell>
        </table:table-row>
        <table:table-row table:style-name="ro1">
          <table:table-cell office:value-type="float" office:value="17.3880530297756" calcext:value-type="float">
            <text:p>17.3880530297756</text:p>
          </table:table-cell>
          <table:table-cell office:value-type="float" office:value="1.21397390961647" calcext:value-type="float">
            <text:p>1.2139739096164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51025879060735" calcext:value-type="float">
            <text:p>0.9510258790607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8336871903751" calcext:value-type="float">
            <text:p>0.94833687190375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48409893992933" calcext:value-type="float">
            <text:p>0.948409893992933</text:p>
          </table:table-cell>
          <table:table-cell office:value-type="float" office:value="0.722538920090637" calcext:value-type="float">
            <text:p>0.722538920090637</text:p>
          </table:table-cell>
          <table:table-cell office:value-type="float" office:value="0.274142889735326" calcext:value-type="float">
            <text:p>0.274142889735326</text:p>
          </table:table-cell>
          <table:table-cell office:value-type="float" office:value="0.0196878861227466" calcext:value-type="float">
            <text:p>0.019687886122747</text:p>
          </table:table-cell>
          <table:table-cell office:value-type="float" office:value="0.00216365931944042" calcext:value-type="float">
            <text:p>0.00216365931944</text:p>
          </table:table-cell>
        </table:table-row>
        <table:table-row table:style-name="ro1">
          <table:table-cell office:value-type="float" office:value="16.3167458176613" calcext:value-type="float">
            <text:p>16.3167458176613</text:p>
          </table:table-cell>
          <table:table-cell office:value-type="float" office:value="1.562146037817" calcext:value-type="float">
            <text:p>1.56214603781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47577148761829" calcext:value-type="float">
            <text:p>0.94757714876182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44090587402689" calcext:value-type="float">
            <text:p>0.94409058740268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621372965322" calcext:value-type="float">
            <text:p>0.9462137296532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7666195190948" calcext:value-type="float">
            <text:p>0.94766619519094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0.876862570353261" calcext:value-type="float">
            <text:p>0.876862570353261</text:p>
          </table:table-cell>
          <table:table-cell office:value-type="float" office:value="0.292894983344426" calcext:value-type="float">
            <text:p>0.292894983344426</text:p>
          </table:table-cell>
          <table:table-cell office:value-type="float" office:value="0.0201340025508227" calcext:value-type="float">
            <text:p>0.020134002550823</text:p>
          </table:table-cell>
          <table:table-cell office:value-type="float" office:value="0.00206128088117124" calcext:value-type="float">
            <text:p>0.002061280881171</text:p>
          </table:table-cell>
        </table:table-row>
        <table:table-row table:style-name="ro1">
          <table:table-cell office:value-type="float" office:value="17.2942293286324" calcext:value-type="float">
            <text:p>17.2942293286324</text:p>
          </table:table-cell>
          <table:table-cell office:value-type="float" office:value="1.31568193435669" calcext:value-type="float">
            <text:p>1.3156819343566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49875906326586" calcext:value-type="float">
            <text:p>0.94987590632658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8336871903751" calcext:value-type="float">
            <text:p>0.94833687190375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47666195190948" calcext:value-type="float">
            <text:p>0.94766619519094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921316595980476" calcext:value-type="float">
            <text:p>0.921316595980476</text:p>
          </table:table-cell>
          <table:table-cell office:value-type="float" office:value="0.222837867607607" calcext:value-type="float">
            <text:p>0.222837867607607</text:p>
          </table:table-cell>
          <table:table-cell office:value-type="float" office:value="0.0206904022822066" calcext:value-type="float">
            <text:p>0.020690402282207</text:p>
          </table:table-cell>
          <table:table-cell office:value-type="float" office:value="0.00152871191398745" calcext:value-type="float">
            <text:p>0.001528711913987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F25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9:21:34.824222706</dc:date>
    <meta:editing-duration>PT46S</meta:editing-duration>
    <meta:editing-cycles>1</meta:editing-cycles>
    <meta:document-statistic meta:table-count="1" meta:cell-count="800" meta:object-count="0"/>
    <meta:generator>LibreOffice/5.2.7.2$Linux_X86_64 LibreOffice_project/20m0$Build-2</meta:generator>
  </office:meta>
</office:document-meta>
</file>